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"gen_creator.h"</text:p>
      <text:p text:style-name="Standard">#include "min_max.h"</text:p>
      <text:p text:style-name="Standard">//ctor</text:p>
      <text:p text:style-name="Standard">gen_creator::gen_creator(){}</text:p>
      <text:p text:style-name="Standard">//dtor</text:p>
      <text:p text:style-name="Standard">gen_creator::~gen_creator(){}</text:p>
      <text:p text:style-name="Standard">//copy ctor</text:p>
      <text:p text:style-name="Standard">gen_creator::gen_creator(const gen_creator&amp; other){}</text:p>
      <text:p text:style-name="Standard">// handle self assignment//assignment operator</text:p>
      <text:p text:style-name="Standard">gen_creator&amp; gen_creator::operator=(const gen_creator&amp; rhs){if (this == &amp;rhs) return *this; return *this;}</text:p>
      <text:p text:style-name="Standard"/>
      <text:p text:style-name="Standard"/>
      <text:p text:style-name="Standard">int gen_creator::xoros_create_generic(long long int mn,int till_end){</text:p>
      <text:p text:style-name="Standard">min_max *mmxx= new min_max();</text:p>
      <text:p text:style-name="Standard">number_space.clear();</text:p>
      <text:p text:style-name="Standard">number_space+=to_string(mn);</text:p>
      <text:p text:style-name="Standard">num_sp_l=number_space.size();</text:p>
      <text:p text:style-name="Standard">cout&lt;&lt;"i will use number " &lt;&lt; mn &lt;&lt; " with string " &lt;&lt; number_space &lt;&lt;"\n";</text:p>
      <text:p text:style-name="Standard">cout&lt;&lt;"the vertical will be " &lt;&lt; till_end &lt;&lt;"\n";</text:p>
      <text:p text:style-name="Standard">cout&lt;&lt;"the horizontal will be " &lt;&lt; num_sp_l &lt;&lt;"\n";</text:p>
      <text:p text:style-name="Standard">int mxi=0;</text:p>
      <text:p text:style-name="Standard">mxi=mmxx-&gt;get_maxx(number_space);</text:p>
      <text:p text:style-name="Standard">char ck;</text:p>
      <text:p text:style-name="Standard">int mlk;</text:p>
      <text:p text:style-name="Standard">int x=0;</text:p>
      <text:p text:style-name="Standard">int nmsp=1;</text:p>
      <text:p text:style-name="Standard">cout&lt;&lt;" <text:s/>";</text:p>
      <text:p text:style-name="Standard">for(int i=0;i&lt;=num_sp_l-1;i++){cout&lt;&lt;number_space.at(i) &lt;&lt; " <text:s text:c="2"/>";}</text:p>
      <text:p text:style-name="Standard">cout&lt;&lt;"\n";</text:p>
      <text:p text:style-name="Standard"/>
      <text:p text:style-name="Standard">int hor_line_isia=0;</text:p>
      <text:p text:style-name="Standard">int hor_line_plagia=0;</text:p>
      <text:p text:style-name="Standard">int count_isia=0;</text:p>
      <text:p text:style-name="Standard">int count_plagia=0;</text:p>
      <text:p text:style-name="Standard">int ar_hor[num_sp_l];</text:p>
      <text:p text:style-name="Standard">int arhor=0;</text:p>
      <text:p text:style-name="Standard">int arhorsum=0;</text:p>
      <text:p text:style-name="Standard">int ver_line_isia=0;</text:p>
      <text:p text:style-name="Standard">int ver_line_plagia=0;</text:p>
      <text:p text:style-name="Standard">int vhr_ar[till_end][num_sp_l];</text:p>
      <text:p text:style-name="Standard">int tmpvh=0;</text:p>
      <text:p text:style-name="Standard">int xrl;</text:p>
      <text:p text:style-name="Standard">long double frc,intpt;</text:p>
      <text:p text:style-name="Standard">int ji=0;</text:p>
      <text:p text:style-name="Standard">int xil=0;int mlo=1;</text:p>
      <text:p text:style-name="Standard">int xi=0;</text:p>
      <text:p text:style-name="Standard"/>
      <text:p text:style-name="Standard">for(;;){</text:p>
      <text:p text:style-name="Standard"><text:s text:c="3"/>ck=number_space.at(xil); //advancing at the first value</text:p>
      <text:p text:style-name="Standard"><text:s text:c="3"/>mlk=stoi(&amp;ck); <text:s text:c="9"/>//converting the value to integer</text:p>
      <text:p text:style-name="Standard"><text:s text:c="3"/>cout&lt;&lt;"----------------------\n";</text:p>
      <text:p text:style-name="Standard"><text:soft-page-break/><text:s text:c="3"/>cout&lt;&lt;"using number of " &lt;&lt; mlk &lt;&lt;"\n";</text:p>
      <text:p text:style-name="Standard"><text:s text:c="3"/>//if(mlk==1){vhr_ar[xi][ji]=1; mlo=0; goto A;}</text:p>
      <text:p text:style-name="Standard"><text:s text:c="3"/>for(;;){</text:p>
      <text:p text:style-name="Standard"><text:s text:c="8"/>cout&lt;&lt;"with till_end " &lt;&lt; till_end &lt;&lt;" and " &lt;&lt; xi &lt;&lt; <text:s/>" " &lt;&lt; ji &lt;&lt;" " &lt;&lt; mlo &lt;&lt;"\n";</text:p>
      <text:p text:style-name="Standard"><text:s text:c="8"/>cout&lt;&lt;"entering internal for \n";</text:p>
      <text:p text:style-name="Standard"/>
      <text:p text:style-name="Standard"><text:s text:c="8"/>vhr_ar[xi][ji]=mlo;</text:p>
      <text:p text:style-name="Standard"><text:s text:c="8"/>cout&lt;&lt;vhr_ar[xi][ji] &lt;&lt;"\n";</text:p>
      <text:p text:style-name="Standard"><text:s text:c="8"/>cout&lt;&lt;"pre values " &lt;&lt; xi &lt;&lt; " " &lt;&lt; mlo &lt;&lt;"\n";</text:p>
      <text:p text:style-name="Standard"><text:s text:c="8"/>cout&lt;&lt;"moving with " &lt;&lt; mlo &lt;&lt; <text:s/>" " &lt;&lt; mlk &lt;&lt;"\n";</text:p>
      <text:p text:style-name="Standard"><text:s text:c="8"/>xrl=mlk-mlo;</text:p>
      <text:p text:style-name="Standard"><text:s text:c="8"/>xi+=1;</text:p>
      <text:p text:style-name="Standard"><text:s text:c="8"/>mlo=1;</text:p>
      <text:p text:style-name="Standard"><text:s text:c="8"/>tmpvh+=mlo;</text:p>
      <text:p text:style-name="Standard"><text:s text:c="8"/>if(tmpvh==mlk){goto A;}</text:p>
      <text:p text:style-name="Standard"><text:s text:c="8"/>xrl=mlk-tmpvh;</text:p>
      <text:p text:style-name="Standard"><text:s text:c="8"/>cout&lt;&lt;"after values " &lt;&lt; xi &lt;&lt; " " &lt;&lt; mlo &lt;&lt;"\n";</text:p>
      <text:p text:style-name="Standard"><text:s text:c="8"/>if(xi==till_end-1){</text:p>
      <text:p text:style-name="Standard"><text:s text:c="10"/>cout&lt;&lt;"xi == till end " &lt;&lt; xi &lt;&lt; " " &lt;&lt; ji &lt;&lt; " " &lt;&lt; mlo &lt;&lt; " " &lt;&lt; xrl &lt;&lt; "\n";</text:p>
      <text:p text:style-name="Standard"><text:s text:c="10"/>if(xrl&lt;0){xrl=0;}</text:p>
      <text:p text:style-name="Standard"><text:s text:c="10"/>//if(mlk==1){xrl=0;}</text:p>
      <text:p text:style-name="Standard"><text:s text:c="10"/>vhr_ar[xi][ji]=xrl;</text:p>
      <text:p text:style-name="Standard"><text:s text:c="10"/>cout&lt;&lt;"last value " &lt;&lt; vhr_ar[xi][ji] &lt;&lt; <text:s/>" " &lt;&lt; xi &lt;&lt; " " &lt;&lt; ji &lt;&lt; "\n";</text:p>
      <text:p text:style-name="Standard"><text:s text:c="10"/>break;</text:p>
      <text:p text:style-name="Standard"><text:s text:c="8"/>}</text:p>
      <text:p text:style-name="Standard"><text:s text:c="8"/>A:cout&lt;&lt;"";</text:p>
      <text:p text:style-name="Standard"><text:s text:c="3"/>}</text:p>
      <text:p text:style-name="Standard"><text:s text:c="3"/>//A:</text:p>
      <text:p text:style-name="Standard"><text:s text:c="3"/>cout&lt;&lt;"----------------------\n";</text:p>
      <text:p text:style-name="Standard"><text:s text:c="3"/>xi=0;</text:p>
      <text:p text:style-name="Standard"><text:s text:c="3"/>ji+=1;</text:p>
      <text:p text:style-name="Standard"><text:s text:c="3"/>xil+=1;</text:p>
      <text:p text:style-name="Standard"><text:s text:c="3"/>mlo=1;</text:p>
      <text:p text:style-name="Standard"><text:s text:c="3"/>tmpvh=0;</text:p>
      <text:p text:style-name="Standard"><text:s text:c="3"/>if(xil&gt;=num_sp_l){break;}</text:p>
      <text:p text:style-name="Standard"><text:s text:c="2"/>//break;</text:p>
      <text:p text:style-name="Standard">}</text:p>
      <text:p text:style-name="Standard"/>
      <text:p text:style-name="Standard">//cout&lt;&lt;vhr_ar[0][0] &lt;&lt; " " &lt;&lt; vhr_ar[1][0] &lt;&lt; vhr_ar[2][0] &lt;&lt;"\n";</text:p>
      <text:p text:style-name="Standard"/>
      <text:p text:style-name="Standard">for(int i=0;i&lt;=num_sp_l-1;i++){cout&lt;&lt;number_space.at(i) &lt;&lt; " <text:s text:c="2"/>";}</text:p>
      <text:p text:style-name="Standard">cout&lt;&lt;"\n";</text:p>
      <text:p text:style-name="Standard"/>
      <text:p text:style-name="Standard"><text:s/>for(int i=0;i&lt;=till_end-1;i++){</text:p>
      <text:p text:style-name="Standard"><text:s text:c="4"/>for(int j=0;j&lt;=num_sp_l-1;j++){</text:p>
      <text:p text:style-name="Standard"><text:s text:c="6"/>cout&lt;&lt;vhr_ar[i][j] &lt;&lt; " <text:s text:c="2"/>";</text:p>
      <text:p text:style-name="Standard"/>
      <text:p text:style-name="Standard"><text:s text:c="4"/>}</text:p>
      <text:p text:style-name="Standard"><text:s/>cout&lt;&lt;"\n";</text:p>
      <text:p text:style-name="Standard"><text:s/>}</text:p>
      <text:p text:style-name="Standard"/>
      <text:p text:style-name="Standard"/>
      <text:p text:style-name="Standard"><text:soft-page-break/>return 0;</text:p>
      <text:p text:style-name="Standard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10:55:28.051545468</meta:creation-date>
    <dc:date>2025-11-15T10:55:42.578401811</dc:date>
    <meta:editing-duration>PT16S</meta:editing-duration>
    <meta:editing-cycles>1</meta:editing-cycles>
    <meta:document-statistic meta:table-count="0" meta:image-count="0" meta:object-count="0" meta:page-count="3" meta:paragraph-count="94" meta:word-count="309" meta:character-count="2611" meta:non-whitespace-character-count="2127"/>
    <meta:generator>LibreOffice/7.4.7.2$Linux_AARCH64 LibreOffice_project/40$Build-2</meta:generator>
  </office:meta>
</office:document-meta>
</file>